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8e25" officeooo:paragraph-rsid="00028e25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1538e" officeooo:paragraph-rsid="00028e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6pt" fo:font-weight="bold" officeooo:rsid="00028e25" officeooo:paragraph-rsid="00028e25" style:font-size-asian="66pt" style:font-weight-asian="bold" style:font-size-complex="6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normal" officeooo:rsid="0011538e" officeooo:paragraph-rsid="00028e2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11538e" officeooo:paragraph-rsid="00028e2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28e25" officeooo:paragraph-rsid="00028e2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fo:font-weight="bold" officeooo:rsid="00028e25" officeooo:paragraph-rsid="00028e25" style:font-size-asian="12pt" style:font-weight-asian="bold" style:font-size-complex="12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28e25" officeooo:paragraph-rsid="00028e2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3aa9f" officeooo:paragraph-rsid="0003aa9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3aa9f" officeooo:paragraph-rsid="0003aa9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3cae0" officeooo:paragraph-rsid="0003cae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3cae0" officeooo:paragraph-rsid="0003cae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03cae0" officeooo:paragraph-rsid="0004ad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3cae0" officeooo:paragraph-rsid="0004ad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4ad77" officeooo:paragraph-rsid="0004ad7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ad77" officeooo:paragraph-rsid="0004a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4ad77" officeooo:paragraph-rsid="0004ad7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f942" officeooo:paragraph-rsid="0006f9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f942" officeooo:paragraph-rsid="000a561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e69d" officeooo:paragraph-rsid="0007e69d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7e69d" officeooo:paragraph-rsid="0007e69d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7e69d" officeooo:paragraph-rsid="0007e69d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7e69d" officeooo:paragraph-rsid="000967a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e69d" officeooo:paragraph-rsid="000967a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e69d" officeooo:paragraph-rsid="000a561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1333" officeooo:paragraph-rsid="000b133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6a2" officeooo:paragraph-rsid="000e36a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f942" officeooo:paragraph-rsid="0006f94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561d" officeooo:paragraph-rsid="000a561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1333" officeooo:paragraph-rsid="000b133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0967a7"/>
    </style:style>
    <style:style style:name="P33" style:family="paragraph" style:parent-style-name="Footer">
      <style:paragraph-properties fo:text-align="end" style:justify-single-word="false"/>
      <style:text-properties officeooo:rsid="0011538e" officeooo:paragraph-rsid="000f4b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aa9f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officeooo:rsid="0003aa9f" style:font-weight-asian="normal" style:font-weight-complex="normal"/>
    </style:style>
    <style:style style:name="T7" style:family="text">
      <style:text-properties style:text-underline-style="none" fo:font-weight="normal" officeooo:rsid="0004ad77" style:font-weight-asian="normal" style:font-weight-complex="normal"/>
    </style:style>
    <style:style style:name="T8" style:family="text">
      <style:text-properties fo:font-size="12pt" style:text-underline-style="none" fo:font-weight="normal" officeooo:rsid="000967a7" style:font-size-asian="12pt" style:font-weight-asian="normal" style:font-size-complex="12pt" style:font-weight-complex="normal"/>
    </style:style>
    <style:style style:name="T9" style:family="text">
      <style:text-properties fo:font-size="12pt" fo:font-style="italic" style:text-underline-style="none" fo:font-weight="normal" officeooo:rsid="000967a7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officeooo:rsid="0004ad77"/>
    </style:style>
    <style:style style:name="T11" style:family="text">
      <style:text-properties officeooo:rsid="00068af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4b46" style:font-weight-asian="bold" style:font-weight-complex="bold"/>
    </style:style>
    <style:style style:name="T14" style:family="text">
      <style:text-properties officeooo:rsid="0007e69d"/>
    </style:style>
    <style:style style:name="T15" style:family="text">
      <style:text-properties officeooo:rsid="000967a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a3401"/>
    </style:style>
    <style:style style:name="T18" style:family="text">
      <style:text-properties officeooo:rsid="000a561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àctica 4</text:p>
      <text:p text:style-name="P1"><text:s text:c="62"/><text:span text:style-name="T1"><text:s/></text:span><text:span text:style-name="T3">Heaps y hashi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iub – Nom</text:p>
      <text:p text:style-name="P4">16799506 - Rubén Ballester Bautista</text:p>
      <text:p text:style-name="P4">16856733 – Oriol Rabasseda Alcaide</text:p>
      <text:p text:style-name="P2">Grup de Pràctiques <text:span text:style-name="T1">F</text:span> – Parella <text:span text:style-name="T1">1</text:span></text:p>
      <text:p text:style-name="P2">Professora:</text:p>
      <text:p text:style-name="P5">Maria Salomó</text:p>
      <text:p text:style-name="P7">Exercici 1:</text:p>
      <text:p text:style-name="P6"/>
      <text:p text:style-name="P6"><text:span text:style-name="T2"><text:tab/>Es tracta de crear un TAD CuaPrioritaria amb una estructura de dades de Heap implementada a la seva vegada mitjançant vectors (que funcionen d’una forma similar als arrays però amb mida variable).</text:span></text:p>
      <text:p text:style-name="P6"><text:span text:style-name="T2"/></text:p>
      <text:p text:style-name="P6"><text:span text:style-name="T2"><text:tab/></text:span><text:span text:style-name="T6">Aquest vector l’hem plenat de punters a objectes del TAD Position, subTAD de Heap que hem representat d’aquesta forma (Nota, hem implementat directament els exercicis 1 i 2 i per tant donem la implementació final del cercador de paraules</text:span><text:span text:style-name="T7">)</text:span><text:span text:style-name="T6">:</text:span></text:p>
      <text:p text:style-name="P6"><text:span text:style-name="T6"/></text:p>
      <text:list xml:id="list8718702117959744527" text:style-name="L1">
        <text:list-item>
          <text:p text:style-name="P11">E key → Representa la key, que seria la prioritat de l’element.</text:p>
        </text:list-item>
        <text:list-item>
          <text:p text:style-name="P11">vector&lt;pair&lt;N, N&gt;&gt; values → Vector amb valors de línea i número de paraula en la línea on s’ha trobat la paraula al text. Utilitzem un vector per la seva flexibilitat i velocitat i pair per que és el TAD natural per representar un conjunt parell d’elements ordenats.</text:p>
        </text:list-item>
      </text:list>
      <text:p text:style-name="P10"/>
      <text:p text:style-name="P12">Funcions comentades <text:span text:style-name="T10">TAD MinHeap</text:span>:</text:p>
      <text:p text:style-name="P12"/>
      <text:list xml:id="list5178892007311717483" text:style-name="L2">
        <text:list-item>
          <text:p text:style-name="P13">const int size() → O(1) Ja que retornem variable.</text:p>
        </text:list-item>
        <text:list-item>
          <text:p text:style-name="P13">const bool empty() <text:s/>→ O(1) Comprovem si el size és 0</text:p>
        </text:list-item>
        <text:list-item>
          <text:p text:style-name="P13">void insert() → O(log n) Ja que depén de la altura degut a que és representa com un arbre quasi complet (degut al upHeap)</text:p>
        </text:list-item>
        <text:list-item>
          <text:p text:style-name="P13">const E&amp; min() → O(1) El mínim sempre és l’arrel.</text:p>
        </text:list-item>
        <text:list-item>
          <text:p text:style-name="P13">const Position &lt;E,N&gt;* getPosition() → O(n) En el pitjor dels casos haurà de visitar tots els nodes.</text:p>
        </text:list-item>
        <text:list-item>
          <text:p text:style-name="P13">const vector&lt;pair&lt;N, N&gt;&gt; minValues() → O(1) El mínim sempre és l’arrel i retornar els seus valors és O(1) [O(1) + O(1) = O(1)]</text:p>
        </text:list-item>
        <text:list-item>
          <text:p text:style-name="P13">void removeMin() → O(log n) Com és un arbre quasi complet depén de la altura. Els passos bàsics (intercanvi arrel per últim element insertat i eliminació del mateix) són O(1) i després el procés de downHeap és O(log n) (a continuació)</text:p>
        </text:list-item>
        <text:list-item>
          <text:p text:style-name="P13">void printHeap() → O(n) Ha de recorrer tots els elements</text:p>
        </text:list-item>
        <text:list-item>
          <text:p text:style-name="P13">int height() → O(1) Al ser un arbre quasi complet és una operació aritmètica O(1)</text:p>
        </text:list-item>
        <text:list-item>
          <text:p text:style-name="P13">void upHeap() → O(log n) <text:bookmark-start text:name="__DdeLink__112_2033071706"/>Depén de la altura ja que és un arbre quasi complet i el que fa és anar pujant de nivell (és a dir, recorrent com a màxim la altura del arbre.)<text:bookmark-end text:name="__DdeLink__112_2033071706"/></text:p>
        </text:list-item>
        <text:list-item>
          <text:p text:style-name="P14">void downHeap() → O(<text:span text:style-name="T10">log n) </text:span>Depén de la altura ja que és un arbre quasi complet i el que fa és anar <text:span text:style-name="T10">baixant </text:span>de nivell (és a dir, recorrent com a màxim la altura del arbre.)</text:p>
        </text:list-item>
      </text:list>
      <text:p text:style-name="P15"/>
      <text:p text:style-name="P16">Funcions comentades TAD Position:</text:p>
      <text:p text:style-name="P17"/>
      <text:list xml:id="list5328635967933055468" text:style-name="L3">
        <text:list-item>
          <text:p text:style-name="P18">void newValue() <text:bookmark-start text:name="__DdeLink__114_2033071706"/>→ O(<text:bookmark-end text:name="__DdeLink__114_2033071706"/>1) Algorisme que depén de push_back del vector que és O(1)</text:p>
        </text:list-item>
        <text:list-item>
          <text:p text:style-name="P18">void toString() → O(#values) Depén del valors afegits. (For Scheme)</text:p>
        </text:list-item>
        <text:list-item>
          <text:p text:style-name="P18">const vector&lt;pair&lt;N,N&gt;&gt; getValues() → O(<text:span text:style-name="T11">1) Únicament retorna un atribut.</text:span></text:p>
        </text:list-item>
      </text:list>
      <text:p text:style-name="P19"/>
      <text:p text:style-name="P29">Exercici 2:</text:p>
      <text:p text:style-name="P29"/>
      <text:p text:style-name="P19"><text:tab/>Implementat com a la pràctica anterior, només que ara cridem als mètodes equivalents dels arbre (recordem que els heaps segueixen una representació d’arbres quasi complets i per tant tenen quasi els mateix mètodes).</text:p>
      <text:p text:style-name="P19"/>
      <text:p text:style-name="P19"><text:span text:style-name="T17">Nota</text:span>: Cal destacar que hem implementat exercici 1 i 2 al mateix projecte.</text:p>
      <text:p text:style-name="P19"><text:soft-page-break/><text:span text:style-name="T4"/></text:p>
      <text:p text:style-name="P29"/>
      <text:p text:style-name="P29">Exericici 3:</text:p>
      <text:p text:style-name="P19"/>
      <text:p text:style-name="P19"><text:tab/><text:span text:style-name="T14">Es tracta de crear un TAD HashMap per a la cerca d’elements exhaustiva, de manera que es prioritzi l’accés a elements i la seva cració en poc temps que la seva ordenació dins de la representació del TAD.</text:span></text:p>
      <text:p text:style-name="P19"/>
      <text:p text:style-name="P19"><text:tab/><text:span text:style-name="T14">La seva representació és aquesta:</text:span></text:p>
      <text:p text:style-name="P19"/>
      <text:list xml:id="list2840412762970087523" text:style-name="L4">
        <text:list-item>
          <text:p text:style-name="P22">LinkedHashEntry&lt;E,N&gt;* arrayElems[MAX_TABLE] → On MAX_TABLE és una constant entera i primera (que nosaltres hem definit per a la cerca específica en largeText). La plenem de punters al TAD especificat al document adjunt a la pràctica que representen nodes individuals encadenats per fer una taula de Hash oberta.</text:p>
        </text:list-item>
      </text:list>
      <text:p text:style-name="P21"/>
      <text:p text:style-name="P21">Les funcions del TAD HashMap són les següents:</text:p>
      <text:p text:style-name="P21"/>
      <text:list xml:id="list6494531626638772824" text:style-name="L5">
        <text:list-item>
          <text:p text:style-name="P24">int getHashCode(<text:span text:style-name="T15">string</text:span>) →<text:span text:style-name="T15"> O(Mida paraula inserida) Utilitza totes les lletres de la paraula inserida i per tant fa un recorregut de mida = paraula inserida. Les operacions aritmètiques associades a cada iteració són O(1) =&gt; (Mida Paraula Inserida no fixa) * O(1) = O(mida paraula inserida). Utilitzem el mètode de hash fet a classe de la transformació de strings en polinomis.</text:span></text:p>
        </text:list-item>
        <text:list-item>
          <text:p text:style-name="P23">int getHashCode (<text:span text:style-name="T15">int</text:span>) <text:bookmark-start text:name="__DdeLink__116_2033071706"/>→<text:span text:style-name="T15"> O(1).</text:span><text:bookmark-end text:name="__DdeLink__116_2033071706"/><text:span text:style-name="T15"> No va a passar mai, per tant suposarem que en aquest cas la millor implementació és de la familia de hash que creixen uniformement i únicament apliquem el mòdul de la taula.</text:span></text:p>
        </text:list-item>
        <text:list-item>
          <text:p text:style-name="P24">void put() →<text:span text:style-name="T15"> O(Mida paraula inserida) <text:s/>+ O(tassa de col·lisions mitjana) Depén de la funció getHasCode(…) ja què l’accés a un array és O(1). A més a més, com es poden produir col·lisions (hash obert), hem d’agafar el nombre mitjà de col·lisions per al cost del cas promig.</text:span></text:p>
        </text:list-item>
        <text:list-item>
          <text:p text:style-name="P24">const bool get() <text:s/>→<text:span text:style-name="T15"> O(Mida paraula inserida) <text:s/>+ O(tassa de col·lisions mitjana) Depén de la funció getHasCode(…) ja què l’accés a un array és O(1). <text:s/>A més a més, com es poden produir col·lisions, hem d’agafar el nombre mitjà de col·lisions per al const del cas promig.</text:span></text:p>
        </text:list-item>
        <text:list-item>
          <text:p text:style-name="P24">LinkedHashEntry &lt;E,N&gt;* getPosition() →<text:span text:style-name="T15"> O(Mida paraula inserida) <text:s/>+ O(tassa de col·lisions mitjana) Mateix que get.</text:span></text:p>
        </text:list-item>
      </text:list>
      <text:p text:style-name="P25"/>
      <text:p text:style-name="P32"><text:span text:style-name="T8">Nota: Normalment <text:s/>tassa de col·lisions mitjana tendeix a O(1) i el màxim de lletres d’una paraula és un nombre molt petit que es pot considerar O(1), ja que si prenem com a referència l’idioma castellà, la seva paraula amb més mida (lletres) és </text:span><text:span text:style-name="T9">“c</text:span><text:span text:style-name="T16">iclopentanoperhidrofenantreno”</text:span> <text:span text:style-name="T15">amb 30 lletres.</text:span></text:p>
      <text:p text:style-name="P32"/>
      <text:p text:style-name="P26">(Com a curiositat, cal dir que si haguèssim tingut més temps ens hagués agradat implementar un algorisme de HASH com SHA).</text:p>
      <text:p text:style-name="P26"/>
      <text:p text:style-name="P30">Exercici 4:</text:p>
      <text:p text:style-name="P26"/>
      <text:p text:style-name="P20">Implementat com <text:span text:style-name="T18">a l’exercici 2</text:span>, només que ara cridem als mètodes equivalents del <text:span text:style-name="T18">hash.</text:span></text:p>
      <text:p text:style-name="P20"/>
      <text:p text:style-name="P20"><text:span text:style-name="T17">Nota</text:span>: Cal destacar que hem implementat exercici <text:span text:style-name="T17">3</text:span> i <text:span text:style-name="T17">4</text:span> al mateix projecte.</text:p>
      <text:p text:style-name="P20"><text:span text:style-name="T5"/></text:p>
      <text:p text:style-name="P31">Exercici 5:</text:p>
      <text:p text:style-name="P31"><text:soft-page-break/></text:p>
      <text:p text:style-name="P27"><draw:frame draw:style-name="fr1" draw:name="Objeto1" text:anchor-type="paragraph" svg:x="2.191cm" svg:y="0.441cm" svg:width="12.197cm" svg:height="3.1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Els resultats obtinguts són els esperats degut als ordres de ambdós TADs (hem comentat els costos al anàlisi de mètodes de cadascún dels TADs).</text:p>
      <text:p text:style-name="P28"/>
      <text:p text:style-name="P28">Com era d’esperar, per afegir i per a cercar el TAD Hash és molt millor, ara bé, si volguèssim ordenar o trobem mínims o qualsevol cosa que pugui requerir una seqüència, el TAD HashMap romanarà molt més de temps que el TAD Heap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1538e" officeooo:paragraph-rsid="000f4b4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f4b46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ràctica </text:span><text:span text:style-name="MT2">4</text:span><text:span text:style-name="MT1"> </text:span>- <text:span text:style-name="MT3">Rubén Ballester Bautista – Oriol Rabasseda Alcaide. Pàgina </text:span><text:span text:style-name="MT3"><text:page-number text:select-page="current">4</text:page-number></text:span><text:span text:style-name="MT3"> de </text:span><text:span text:style-name="MT3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én Ballester Bautista</meta:initial-creator>
    <meta:creation-date>2016-05-27T20:28:28.000916058</meta:creation-date>
    <dc:date>2016-05-28T20:04:49.824291768</dc:date>
    <dc:creator>Rubén Ballester Bautista</dc:creator>
    <meta:editing-duration>PT57M50S</meta:editing-duration>
    <meta:editing-cycles>13</meta:editing-cycles>
    <meta:generator>LibreOffice/5.1.2.2$Linux_X86_64 LibreOffice_project/10m0$Build-2</meta:generator>
    <meta:document-statistic meta:table-count="0" meta:image-count="0" meta:object-count="1" meta:page-count="4" meta:paragraph-count="51" meta:word-count="987" meta:character-count="5694" meta:non-whitespace-character-count="47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rgeText</text:p>
          </table:table-cell>
          <table:table-cell office:value-type="string" calcext:value-type="string">
            <text:p>Temps d’accés (cerca)</text:p>
          </table:table-cell>
          <table:table-cell office:value-type="string" calcext:value-type="string">
            <text:p>Temps generació estructura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17.3692</text:p>
          </table:table-cell>
          <table:table-cell office:value-type="string" calcext:value-type="string">
            <text:p>0.156875</text:p>
          </table:table-cell>
        </table:table-row>
        <table:table-row table:style-name="ro1">
          <table:table-cell office:value-type="string" calcext:value-type="string">
            <text:p>TAULES HASH</text:p>
          </table:table-cell>
          <table:table-cell office:value-type="string" calcext:value-type="string">
            <text:p>0.098456</text:p>
          </table:table-cell>
          <table:table-cell office:value-type="string" calcext:value-type="string">
            <text:p>0.0061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Text</text:p>
          </table:table-cell>
          <table:table-cell office:value-type="string" calcext:value-type="string">
            <text:p>Temps d’accés (cerca)</text:p>
          </table:table-cell>
          <table:table-cell office:value-type="string" calcext:value-type="string">
            <text:p>Temps generació estructura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0.862761</text:p>
          </table:table-cell>
          <table:table-cell office:value-type="string" calcext:value-type="string">
            <text:p>0.000483 </text:p>
          </table:table-cell>
        </table:table-row>
        <table:table-row table:style-name="ro1">
          <table:table-cell office:value-type="string" calcext:value-type="string">
            <text:p>TAULES HASH</text:p>
          </table:table-cell>
          <table:table-cell office:value-type="string" calcext:value-type="string">
            <text:p>0.094354</text:p>
          </table:table-cell>
          <table:table-cell office:value-type="string" calcext:value-type="string">
            <text:p>0.0003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20:00:56.6659186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